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5625in"/>
    </style:style>
    <style:style style:name="co2" style:family="table-column">
      <style:table-column-properties fo:break-before="auto" style:column-width="0.65625in"/>
    </style:style>
    <style:style style:name="co3" style:family="table-column">
      <style:table-column-properties fo:break-before="auto" style:column-width="0.65625in"/>
    </style:style>
    <style:style style:name="co4" style:family="table-column">
      <style:table-column-properties fo:break-before="auto" style:column-width="0.65625in"/>
    </style:style>
    <style:style style:name="co5" style:family="table-column">
      <style:table-column-properties fo:break-before="auto" style:column-width="0.65625in"/>
    </style:style>
    <style:style style:name="co6" style:family="table-column">
      <style:table-column-properties fo:break-before="auto" style:column-width="0.65625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66666666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ro1" style:family="table-row">
      <style:table-row-properties style:row-height="0.17708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_Warning">
      <style:table-properties table:display="true" style:writing-mode="lr-tb"/>
    </style:style>
    <style:style style:name="ta3" style:family="table" style:master-page-name="PageStyle_5f_Evaluation_Warning_(1)">
      <style:table-properties table:display="true" style:writing-mode="lr-tb"/>
    </style:style>
    <style:style style:name="ta4" style:family="table" style:master-page-name="PageStyle_5f_Evaluation_Warning_(2)">
      <style:table-properties table:display="true" style:writing-mode="lr-tb"/>
    </style:style>
    <style:style style:name="ta5" style:family="table" style:master-page-name="PageStyle_5f_Evaluation_Warning_(3)">
      <style:table-properties table:display="true" style:writing-mode="lr-tb"/>
    </style:style>
    <style:style style:name="ta6" style:family="table" style:master-page-name="PageStyle_5f_Evaluation_Warning_(4)">
      <style:table-properties table:display="true" style:writing-mode="lr-tb"/>
    </style:style>
    <style:style style:name="ta7" style:family="table" style:master-page-name="PageStyle_5f_Evaluation Warning">
      <style:table-properties table:display="true" style:writing-mode="lr-tb"/>
    </style:style>
    <style:style style:name="ta8" style:family="table" style:master-page-name="PageStyle_5f_Evaluation Warning (1)">
      <style:table-properties table:display="true" style:writing-mode="lr-tb"/>
    </style:style>
    <style:style style:name="ta9" style:family="table" style:master-page-name="PageStyle_5f_Evaluation Warning (2)">
      <style:table-properties table:display="true" style:writing-mode="lr-tb"/>
    </style:style>
    <style:style style:name="ta10" style:family="table" style:master-page-name="PageStyle_5f_Evaluation Warning (3)">
      <style:table-properties table:display="true" style:writing-mode="lr-tb"/>
    </style:style>
    <style:style style:name="ta11" style:family="table" style:master-page-name="PageStyle_5f_Evaluation Warning (4)">
      <style:table-properties table:display="true" style:writing-mode="lr-tb"/>
    </style:style>
    <style:style style:name="ta12" style:family="table" style:master-page-name="PageStyle_5f_Evaluation Warning (5)">
      <style:table-properties table:display="true" style:writing-mode="lr-tb"/>
    </style:style>
    <style:style style:name="ta13" style:family="table" style:master-page-name="PageStyle_5f_Evaluation Warning (6)">
      <style:table-properties table:display="true" style:writing-mode="lr-tb"/>
    </style:style>
    <style:style style:name="ta14" style:family="table" style:master-page-name="PageStyle_5f_Evaluation Warning (7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9" style:family="table-cell" style:parent-style-name="Default" style:data-style-name="N-1">
      <style:table-cell-properties style:vertical-align="middle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0" style:family="table-cell" style:parent-style-name="Default" style:data-style-name="N-1"/>
    <style:style style:name="ce81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82" style:family="table-cell" style:parent-style-name="Default" style:data-style-name="N-1">
      <style:table-cell-properties style:vertical-align="middle" fo:background-color="transparent" style:cell-protect="protected"/>
      <style:paragraph-properties/>
    </style:style>
    <style:style style:name="ce83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column table:style-name="co1" table:number-columns-repeated="16128" table:default-cell-style-name="ce-1"/>
        <table:table-row table:style-name="ro1">
          <table:table-cell table:style-name="ce80" office:value-type="string">
            <text:p>Robotics Club</text:p>
          </table:table-cell>
          <table:table-cell table:number-columns-repeated="255" table:style-name="ce80"/>
        </table:table-row>
      </table:table>
      <table:table table:name="Evaluation_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1"/>
        <table:table-row table:style-name="ro2">
          <table:table-cell table:style-name="ce81" office:value-type="string">
            <text:p>Evaluation Only. Created with Aspose.Cells for Java.Copyright 2003 - 2016 Aspose Pty Ltd.</text:p>
          </table:table-cell>
          <table:table-cell table:number-columns-repeated="255" table:style-name="ce82"/>
        </table:table-row>
      </table:table>
      <table:table table:name="Evaluation_Warning_(1)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1"/>
        <table:table-row table:style-name="ro2">
          <table:table-cell table:style-name="ce81" office:value-type="string">
            <text:p>Evaluation Only. Created with Aspose.Cells for Java.Copyright 2003 - 2016 Aspose Pty Ltd.</text:p>
          </table:table-cell>
          <table:table-cell table:number-columns-repeated="255" table:style-name="ce82"/>
        </table:table-row>
      </table:table>
      <table:table table:name="Evaluation_Warning_(2)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/>
        <table:table-row table:style-name="ro2">
          <table:table-cell table:style-name="ce81" office:value-type="string">
            <text:p>Evaluation Only. Created with Aspose.Cells for Java.Copyright 2003 - 2016 Aspose Pty Ltd.</text:p>
          </table:table-cell>
          <table:table-cell table:number-columns-repeated="255" table:style-name="ce82"/>
        </table:table-row>
      </table:table>
      <table:table table:name="Evaluation_Warning_(3)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1"/>
        <table:table-row table:style-name="ro2">
          <table:table-cell table:style-name="ce81" office:value-type="string">
            <text:p>Evaluation Only. Created with Aspose.Cells for Java.Copyright 2003 - 2016 Aspose Pty Ltd.</text:p>
          </table:table-cell>
          <table:table-cell table:number-columns-repeated="255" table:style-name="ce82"/>
        </table:table-row>
      </table:table>
      <table:table table:name="Evaluation_Warning_(4)" table:style-name="ta6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1"/>
        <table:table-row table:style-name="ro2">
          <table:table-cell table:style-name="ce81" office:value-type="string">
            <text:p>Evaluation Only. Created with Aspose.Cells for Java.Copyright 2003 - 2016 Aspose Pty Ltd.</text:p>
          </table:table-cell>
          <table:table-cell table:number-columns-repeated="255" table:style-name="ce82"/>
        </table:table-row>
      </table:table>
      <table:table table:name="Evaluation Warning" table:style-name="ta7" table:print="false">
        <office:forms form:automatic-focus="false" form:apply-design-mode="false"/>
        <table:table-column table:style-name="co7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81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8" table:print="false">
        <office:forms form:automatic-focus="false" form:apply-design-mode="false"/>
        <table:table-column table:style-name="co9" table:default-cell-style-name="ce15" table:number-columns-repeated="256"/>
        <table:table-row table:number-rows-repeated="4" table:style-name="ro1"/>
        <table:table-row table:style-name="ro2">
          <table:table-cell table:style-name="ce81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9" table:print="false">
        <office:forms form:automatic-focus="false" form:apply-design-mode="false"/>
        <table:table-column table:style-name="co1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81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10" table:print="false">
        <office:forms form:automatic-focus="false" form:apply-design-mode="false"/>
        <table:table-column table:style-name="co11" table:default-cell-style-name="ce15" table:number-columns-repeated="256"/>
        <table:table-row table:number-rows-repeated="4" table:style-name="ro1"/>
        <table:table-row table:style-name="ro2">
          <table:table-cell table:style-name="ce81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11" table:print="false">
        <office:forms form:automatic-focus="false" form:apply-design-mode="false"/>
        <table:table-column table:style-name="co1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81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12" table:print="false">
        <office:forms form:automatic-focus="false" form:apply-design-mode="false"/>
        <table:table-column table:style-name="co13" table:default-cell-style-name="ce15" table:number-columns-repeated="256"/>
        <table:table-row table:number-rows-repeated="4" table:style-name="ro1"/>
        <table:table-row table:style-name="ro2">
          <table:table-cell table:style-name="ce81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13" table:print="false">
        <office:forms form:automatic-focus="false" form:apply-design-mode="false"/>
        <table:table-column table:style-name="co1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81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14" table:print="false">
        <office:forms form:automatic-focus="false" form:apply-design-mode="false"/>
        <table:table-column table:style-name="co15" table:default-cell-style-name="ce15" table:number-columns-repeated="256"/>
        <table:table-row table:number-rows-repeated="4" table:style-name="ro1"/>
        <table:table-row table:style-name="ro2">
          <table:table-cell table:style-name="ce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77">
      <number:number number:decimal-places="0" number:min-integer-digits="1"/>
      <number:text>%</number:text>
    </number:percentage-style>
    <number:number-style style:name="N178P0" style:volatile="true">
      <number:text>  </number:text>
      <number:number number:decimal-places="0" number:min-integer-digits="1" number:grouping="true"/>
    </number:number-style>
    <number:number-style style:name="N178P1" style:volatile="true">
      <number:text>  (</number:text>
      <number:number number:decimal-places="0" number:min-integer-digits="1" number:grouping="true"/>
    </number:number-style>
    <number:text-style style:name="N178P2" style:volatile="true">
      <number:text> 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min-integer-digits="1" number:grouping="true" number:decimal-places="2"/>
      <number:text> </number:text>
    </number:number-style>
    <number:number-style style:name="N179P1" style:volatile="true">
      <number:text>  (</number:text>
      <number:number number:min-integer-digits="1" number:grouping="true" number:decimal-places="2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0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80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80P2" style:volatile="true">
      <number:text> </number:text>
      <number:currency-symbol>$</number:currency-symbol>
      <number:text>- </number:text>
    </number:currency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1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181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181P2" style:volatile="true">
      <number:text> </number:text>
      <number:currency-symbol>$</number:currency-symbol>
      <number:text>- </number:text>
    </number:currency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8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82P2" style:volatile="true">
      <number:text> </number:text>
      <number:text>$- </number:text>
    </number:text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 </number:text>
      <number:number number:decimal-places="0" number:min-integer-digits="1" number:grouping="true"/>
      <number:text> </number:text>
    </number:number-style>
    <number:number-style style:name="N183P1" style:volatile="true">
      <number:text>  (</number:text>
      <number:number number:decimal-places="0" number:min-integer-digits="1" number:grouping="true"/>
      <number:text>)</number:text>
    </number:number-style>
    <number:text-style style:name="N183P2" style:volatile="true">
      <number:text> - </number:text>
    </number:text-style>
    <number:text-style style:name="N183">
      <number:text-content/>
      <style:map style:condition="value()&gt;0" style:apply-style-name="N183P0"/>
      <style:map style:condition="value()&lt;0" style:apply-style-name="N183P1"/>
      <style:map style:condition="value()=0" style:apply-style-name="N183P2"/>
    </number:text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Comma" style:family="table-cell" style:data-style-name="N181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urrency" style:family="table-cell" style:data-style-name="N179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Percent" style:family="table-cell" style:data-style-name="N177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" style:display-name="PageStyle_Evaluation_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)" style:display-name="PageStyle_Evaluation_Warning_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)" style:display-name="PageStyle_Evaluation_Warning_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)" style:display-name="PageStyle_Evaluation_Warning_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)" style:display-name="PageStyle_Evaluation_Warning_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1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dc:date>2017-05-10T08:34:14</dc:date>
    <meta:generator>MicrosoftOffice/16.0 MicrosoftExcel/CalculationVersion-17927</meta:generator>
  </office:meta>
</office:document-meta>
</file>